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tivation</text:p>
      <text:p text:style-name="Standard">Domain specific languages are used to bilmmene</text:p>
      <text:p text:style-name="Standard">The overlapping concepts between The domain specific component and the target system should be bound together</text:p>
      <text:p text:style-name="Standard">This can be done with adapters..</text:p>
      <text:p text:style-name="Standard">Current adapter implementations have the following bilmemne</text:p>
      <text:p text:style-name="Standard">you do not want to modify the base system's code or the generated code</text:p>
      <text:list xml:id="list13239073101" text:style-name="L1">
        <text:list-item>
          <text:p text:style-name="P1">OO-Adapters</text:p>
          <text:list>
            <text:list-item>
              <text:p text:style-name="P1">Invasive initialization </text:p>
            </text:list-item>
          </text:list>
        </text:list-item>
        <text:list-item>
          <text:p text:style-name="P1">AO-Adapters</text:p>
          <text:list>
            <text:list-item>
              <text:p text:style-name="P1">adapter lost in AJ syntax</text:p>
            </text:list-item>
            <text:list-item>
              <text:p text:style-name="P1">CaesarJ explicit instantiation</text:p>
            </text:list-item>
          </text:list>
        </text:list-item>
      </text:list>
      <text:p text:style-name="Standard"/>
      <text:p text:style-name="Standard">Related work</text:p>
      <text:p text:style-name="Standard">AJ</text:p>
      <text:p text:style-name="Standard">CeaserJ</text:p>
      <text:p text:style-name="Standard">Uwe Assman paper</text:p>
      <text:p text:style-name="Standard"/>
      <text:p text:style-name="Standard"/>
      <text:p text:style-name="Standard">Solution</text:p>
      <text:p text:style-name="Standard">our approach offers a way to non-invasively define and inject adapters....</text:p>
      <text:p text:style-name="Standard">AO-adapter declarations</text:p>
      <text:p text:style-name="Standard">An adapter injection framework, that finds and retrieves adapters which is inferred from the declarative <text:s/>adapter declaration syntax</text:p>
      <text:p text:style-name="Standard"/>
      <text:p text:style-name="Standard">results</text:p>
      <text:p text:style-name="Standard">????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delen </meta:initial-creator>
    <meta:creation-date>2012-10-21T11:47:26</meta:creation-date>
    <dc:date>2012-10-30T13:48:55</dc:date>
    <dc:creator>Kardelen 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1" meta:word-count="109" meta:character-count="717" meta:non-whitespace-character-count="632"/>
  </office:meta>
</office:document-meta>
</file>